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3" svg:stroke-width="0cm" draw:stroke-linejoin="none" svg:stroke-linecap="butt" draw:fill="solid" draw:fill-color="#bebebe" draw:textarea-horizontal-align="center" draw:textarea-vertical-align="middle" loext:decorative="false"/>
    </style:style>
    <style:style style:name="gr2" style:family="graphic" style:parent-style-name="standard">
      <style:graphic-properties draw:stroke="none" draw:stroke-dash="Dash_20_Dot_20_3" svg:stroke-width="0cm" draw:stroke-linejoin="none" svg:stroke-linecap="butt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draw:stroke="none" draw:stroke-dash="Dash_20_Dot_20_3" svg:stroke-width="0cm" draw:stroke-linejoin="none" svg:stroke-linecap="butt" draw:fill="solid" draw:fill-color="#231f20" draw:textarea-horizontal-align="center" draw:textarea-vertical-align="middle" loext:decorative="false"/>
    </style:style>
    <style:style style:name="gr4" style:family="graphic" style:parent-style-name="standard">
      <style:graphic-properties draw:stroke="none" draw:stroke-dash="Dash_20_Dot_20_3" svg:stroke-width="0cm" draw:stroke-linejoin="none" svg:stroke-linecap="butt" draw:fill="solid" draw:fill-color="#59c2e8" draw:textarea-horizontal-align="center" draw:textarea-vertical-align="middle" loext:decorative="false"/>
    </style:style>
    <style:style style:name="P1" style:family="paragraph">
      <loext:graphic-properties draw:fill="solid" draw:fill-color="#bebeb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231f20"/>
      <style:paragraph-properties fo:text-align="center"/>
    </style:style>
    <style:style style:name="P4" style:family="paragraph">
      <loext:graphic-properties draw:fill="solid" draw:fill-color="#59c2e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path draw:style-name="gr1" draw:text-style-name="P1" draw:layer="layout" svg:width="0.767cm" svg:height="0.105cm" svg:x="20.18cm" svg:y="3.069cm" svg:viewBox="0 0 768 106" svg:d="M715 106h-662c-29 0-53-24-53-53s24-53 53-53h662c29 0 53 24 53 53s-24 53-53 53z">
          <text:p/>
        </draw:path>
        <draw:path draw:style-name="gr1" draw:text-style-name="P1" draw:layer="layout" svg:width="18.312cm" svg:height="0.105cm" svg:x="1.439cm" svg:y="3.069cm" svg:viewBox="0 0 18313 106" svg:d="M18260 106h-1339c-29 0-53-24-53-53s24-53 53-53h1339c29 0 53 24 53 53s-24 53-53 53zM16387 106h-1339c-29 0-53-24-53-53s24-53 53-53h1339c29 0 53 24 53 53s-24 53-53 53zM14511 106h-1339c-29 0-53-24-53-53s24-53 53-53h1339c29 0 53 24 53 53s-24 53-53 53zM12638 106h-1339c-29 0-53-24-53-53s24-53 53-53h1339c29 0 53 24 53 53s-24 53-53 53zM10762 106h-1338c-29 0-53-24-53-53s24-53 53-53h1338c29 0 53 24 53 53s-24 53-53 53zM8890 106h-1339c-29 0-53-24-53-53s24-53 53-53h1339c29 0 53 24 53 53s-24 53-53 53zM7014 106h-1339c-29 0-53-24-53-53s24-53 53-53h1339c29 0 53 24 53 53s-24 53-53 53zM5141 106h-1339c-29 0-53-24-53-53s24-53 53-53h1339c29 0 53 24 53 53s-24 53-53 53zM3268 106h-1339c-29 0-53-24-53-53s24-53 53-53h1339c29 0 53 24 53 53s-24 53-53 53zM1392 106h-1339c-29 0-53-24-53-53s24-53 53-53h1339c29 0 53 24 53 53s-24 53-53 53z">
          <text:p/>
        </draw:path>
        <draw:path draw:style-name="gr1" draw:text-style-name="P1" draw:layer="layout" svg:width="0.767cm" svg:height="0.105cm" svg:x="0.243cm" svg:y="3.069cm" svg:viewBox="0 0 768 106" svg:d="M715 106h-662c-29 0-53-24-53-53s24-53 53-53h662c29 0 53 24 53 53s-24 53-53 53z">
          <text:p/>
        </draw:path>
        <draw:path draw:style-name="gr1" draw:text-style-name="P1" draw:layer="layout" svg:width="0.767cm" svg:height="0.105cm" svg:x="20.18cm" svg:y="6.11cm" svg:viewBox="0 0 768 106" svg:d="M715 106h-662c-29 0-53-24-53-53s24-53 53-53h662c29 0 53 24 53 53s-24 53-53 53z">
          <text:p/>
        </draw:path>
        <draw:path draw:style-name="gr1" draw:text-style-name="P1" draw:layer="layout" svg:width="18.312cm" svg:height="0.105cm" svg:x="1.439cm" svg:y="6.11cm" svg:viewBox="0 0 18313 106" svg:d="M18260 106h-1339c-29 0-53-24-53-53s24-53 53-53h1339c29 0 53 24 53 53s-24 53-53 53zM16387 106h-1339c-29 0-53-24-53-53s24-53 53-53h1339c29 0 53 24 53 53s-24 53-53 53zM14511 106h-1339c-29 0-53-24-53-53s24-53 53-53h1339c29 0 53 24 53 53s-24 53-53 53zM12638 106h-1339c-29 0-53-24-53-53s24-53 53-53h1339c29 0 53 24 53 53s-24 53-53 53zM10762 106h-1338c-29 0-53-24-53-53s24-53 53-53h1338c29 0 53 24 53 53s-24 53-53 53zM8890 106h-1339c-29 0-53-24-53-53s24-53 53-53h1339c29 0 53 24 53 53s-24 53-53 53zM7014 106h-1339c-29 0-53-24-53-53s24-53 53-53h1339c29 0 53 24 53 53s-24 53-53 53zM5141 106h-1339c-29 0-53-24-53-53s24-53 53-53h1339c29 0 53 24 53 53s-24 53-53 53zM3268 106h-1339c-29 0-53-24-53-53s24-53 53-53h1339c29 0 53 24 53 53s-24 53-53 53zM1392 106h-1339c-29 0-53-24-53-53s24-53 53-53h1339c29 0 53 24 53 53s-24 53-53 53z">
          <text:p/>
        </draw:path>
        <draw:path draw:style-name="gr1" draw:text-style-name="P1" draw:layer="layout" svg:width="0.767cm" svg:height="0.105cm" svg:x="0.243cm" svg:y="6.11cm" svg:viewBox="0 0 768 106" svg:d="M715 106h-662c-29 0-53-24-53-53s24-53 53-53h662c29 0 53 24 53 53s-24 53-53 53z">
          <text:p/>
        </draw:path>
        <draw:path draw:style-name="gr1" draw:text-style-name="P1" draw:layer="layout" svg:width="20.704cm" svg:height="0.105cm" svg:x="0.243cm" svg:y="9.153cm" svg:viewBox="0 0 20705 106" svg:d="M20652 106h-20599c-29 0-53-24-53-53s24-53 53-53h20599c29 0 53 24 53 53s-24 53-53 53z">
          <text:p/>
        </draw:path>
        <draw:path draw:style-name="gr1" draw:text-style-name="P1" draw:layer="layout" svg:width="20.704cm" svg:height="0.105cm" svg:x="0.243cm" svg:y="0.026cm" svg:viewBox="0 0 20705 106" svg:d="M20652 106h-20599c-29 0-53-24-53-53s24-53 53-53h20599c29 0 53 24 53 53s-24 53-53 53z">
          <text:p/>
        </draw:path>
        <draw:polygon draw:style-name="gr2" draw:text-style-name="P2" draw:layer="layout" svg:width="5.835cm" svg:height="2.627cm" svg:x="1.868cm" svg:y="3.333cm" svg:viewBox="0 0 5836 2628" draw:points="5836,1307 5802,948 5725,612 5566,381 5119,225 4048,225 4045,125 3974,0 3868,0 3868,225 1008,225 190,355 37,625 0,1307 37,1987 190,2260 1008,2389 3871,2389 3868,2628 3974,2628 4037,2487 4037,2389 5119,2389 5566,2231 5725,2000 5802,1665">
          <text:p/>
        </draw:polygon>
        <draw:path draw:style-name="gr3" draw:text-style-name="P3" draw:layer="layout" svg:width="0.849cm" svg:height="1.467cm" svg:x="2.55cm" svg:y="3.908cm" svg:viewBox="0 0 850 1468" svg:d="M77 1468l-50-291-27-442 27-444 50-291 773 111-37 624 37 622zM53 293l-26 439 26 440 45 264 723-106-35-600 35-601-723-106z">
          <text:p/>
        </draw:path>
        <draw:path draw:style-name="gr3" draw:text-style-name="P3" draw:layer="layout" svg:width="0.835cm" svg:height="1.677cm" svg:x="5.27cm" svg:y="3.804cm" svg:viewBox="0 0 836 1678" svg:d="M725 1678l-725-188 45-651-45-651 725-188 82 477 29 362-29 362zM27 1469l674 174 77-449 29-360-29-357-77-448-674 175 42 630z">
          <text:p/>
        </draw:path>
        <draw:path draw:style-name="gr3" draw:text-style-name="P3" draw:layer="layout" svg:width="1.269cm" svg:height="0.263cm" svg:x="4.495cm" svg:y="5.367cm" svg:viewBox="0 0 1270 264" svg:d="M140 264l-140-264 751 50 519 207zM45 29l111 209 979-8-392-156z">
          <text:p/>
        </draw:path>
        <draw:path draw:style-name="gr3" draw:text-style-name="P3" draw:layer="layout" svg:width="1.248cm" svg:height="0.274cm" svg:x="3.217cm" svg:y="5.364cm" svg:viewBox="0 0 1249 275" svg:d="M463 275l-463-29v-76l434-170h722l93 270zM27 220l436 29 749-5-77-217h-701l-410 161v32z">
          <text:p/>
        </draw:path>
        <draw:path draw:style-name="gr3" draw:text-style-name="P3" draw:layer="layout" svg:width="1.269cm" svg:height="0.263cm" svg:x="4.495cm" svg:y="3.651cm" svg:viewBox="0 0 1270 264" svg:d="M0 264l140-264 1130 8-521 209zM156 26l-111 209 696-45 391-156z">
          <text:p/>
        </draw:path>
        <draw:path draw:style-name="gr3" draw:text-style-name="P3" draw:layer="layout" svg:width="1.247cm" svg:height="0.272cm" svg:x="3.215cm" svg:y="3.648cm" svg:viewBox="0 0 1248 273" svg:d="M1156 273h-728l-428-167v-77l463-29 785 6zM436 246h701l77-217-749-5-436 29v35z">
          <text:p/>
        </draw:path>
        <draw:path draw:style-name="gr3" draw:text-style-name="P3" draw:layer="layout" svg:width="0.306cm" svg:height="0.433cm" svg:x="7.273cm" svg:y="5.118cm" svg:viewBox="0 0 307 434" svg:d="M0 434l177-426 130-8-61 273-98 124zM196 35l-151 362 87-21 90-114 51-230h-77z">
          <text:p/>
        </draw:path>
        <draw:path draw:style-name="gr3" draw:text-style-name="P3" draw:layer="layout" svg:width="0.306cm" svg:height="0.433cm" svg:x="7.27cm" svg:y="3.725cm" svg:viewBox="0 0 307 434" svg:d="M307 434l-129-8-178-426 149 37 100 127zM199 402l77 5-51-230-90-114-87-21z">
          <text:p/>
        </draw:path>
        <draw:polygon draw:style-name="gr3" draw:text-style-name="P3" draw:layer="layout" svg:width="0.06cm" svg:height="0.636cm" svg:x="7.688cm" svg:y="4.323cm" svg:viewBox="0 0 61 637" draw:points="0,0 61,0 61,637 0,637">
          <text:p/>
        </draw:polygon>
        <draw:polygon draw:style-name="gr3" draw:text-style-name="P3" draw:layer="layout" svg:width="0.221cm" svg:height="0.372cm" svg:x="5.712cm" svg:y="3.302cm" svg:viewBox="0 0 222 373" draw:points="164,373 169,293 169,158 111,47 53,47 53,359 0,359 0,0 146,0 222,148 222,309">
          <text:p/>
        </draw:polygon>
        <draw:polygon draw:style-name="gr3" draw:text-style-name="P3" draw:layer="layout" svg:width="0.221cm" svg:height="0.374cm" svg:x="5.712cm" svg:y="5.608cm" svg:viewBox="0 0 222 375" draw:points="146,375 0,375 0,13 53,13 53,328 111,328 169,214 169,79 164,0 222,63 222,225">
          <text:p/>
        </draw:polygon>
        <draw:polygon draw:style-name="gr3" draw:text-style-name="P3" draw:layer="layout" svg:width="3.901cm" svg:height="2.213cm" svg:x="1.844cm" svg:y="3.535cm" svg:viewBox="0 0 3902 2214" draw:points="3902,2161 1037,2161 233,2034 87,1780 53,1105 87,433 233,179 1037,52 3902,52 3902,0 1035,0 198,129 37,418 0,1105 0,1105 37,1796 198,2084 1029,2214 3902,2214">
          <text:p/>
        </draw:polygon>
        <draw:polygon draw:style-name="gr3" draw:text-style-name="P3" draw:layer="layout" svg:width="1.835cm" svg:height="2.213cm" svg:x="5.895cm" svg:y="3.535cm" svg:viewBox="0 0 1836 2214" draw:points="1801,746 1725,402 1558,158 1100,0 0,0 0,52 1090,52 1526,203 1674,423 1751,751 1783,1105 1751,1460 1674,1791 1526,2010 1090,2161 0,2161 0,2214 1100,2214 1558,2052 1725,1812 1801,1470 1836,1105">
          <text:p/>
        </draw:polygon>
        <draw:polygon draw:style-name="gr2" draw:text-style-name="P2" draw:layer="layout" svg:width="5.835cm" svg:height="2.626cm" svg:x="1.868cm" svg:y="6.375cm" svg:viewBox="0 0 5836 2627" draw:points="5836,1307 5802,947 5725,611 5566,381 5119,225 4048,225 4045,124 3974,0 3868,0 3868,225 1008,225 190,354 37,624 0,1307 37,1987 190,2259 1008,2389 3871,2389 3868,2627 3974,2627 4037,2487 4037,2389 5119,2389 5566,2230 5725,2000 5802,1664">
          <text:p/>
        </draw:polygon>
        <draw:path draw:style-name="gr3" draw:text-style-name="P3" draw:layer="layout" svg:width="0.849cm" svg:height="1.467cm" svg:x="2.55cm" svg:y="6.949cm" svg:viewBox="0 0 850 1468" svg:d="M77 1468l-50-291-27-442 27-444 50-291 773 111-37 624 37 622zM53 294l-26 439 26 439 45 265 723-106-35-601 35-600-723-106z">
          <text:p/>
        </draw:path>
        <draw:path draw:style-name="gr3" draw:text-style-name="P3" draw:layer="layout" svg:width="0.835cm" svg:height="1.676cm" svg:x="5.27cm" svg:y="6.846cm" svg:viewBox="0 0 836 1677" svg:d="M725 1677l-725-188 45-651-45-650 725-188 82 476 29 362-29 363zM27 1468l674 175 77-450 29-360-29-357-77-447-674 174 42 630z">
          <text:p/>
        </draw:path>
        <draw:path draw:style-name="gr3" draw:text-style-name="P3" draw:layer="layout" svg:width="1.269cm" svg:height="0.264cm" svg:x="4.495cm" svg:y="8.409cm" svg:viewBox="0 0 1270 265" svg:d="M140 265l-140-265 751 51 519 206zM45 29l111 209 979-8-392-156z">
          <text:p/>
        </draw:path>
        <draw:path draw:style-name="gr3" draw:text-style-name="P3" draw:layer="layout" svg:width="1.248cm" svg:height="0.274cm" svg:x="3.217cm" svg:y="8.407cm" svg:viewBox="0 0 1249 275" svg:d="M463 275l-463-29v-77l434-169h722l93 270zM27 219l436 29 749-5-77-217h-701l-410 162v31z">
          <text:p/>
        </draw:path>
        <draw:path draw:style-name="gr3" draw:text-style-name="P3" draw:layer="layout" svg:width="1.269cm" svg:height="0.264cm" svg:x="4.495cm" svg:y="6.692cm" svg:viewBox="0 0 1270 265" svg:d="M0 265l140-265 1130 8-521 209zM156 27l-111 209 696-45 391-156z">
          <text:p/>
        </draw:path>
        <draw:path draw:style-name="gr3" draw:text-style-name="P3" draw:layer="layout" svg:width="1.247cm" svg:height="0.271cm" svg:x="3.215cm" svg:y="6.69cm" svg:viewBox="0 0 1248 272" svg:d="M1156 272h-728l-428-166v-77l463-29 785 5zM436 246h701l77-217-749-6-436 30v34z">
          <text:p/>
        </draw:path>
        <draw:path draw:style-name="gr3" draw:text-style-name="P3" draw:layer="layout" svg:width="0.306cm" svg:height="0.433cm" svg:x="7.273cm" svg:y="8.161cm" svg:viewBox="0 0 307 434" svg:d="M0 434l177-426 130-8-61 272-98 124zM196 34l-151 362 87-21 90-113 51-231h-77z">
          <text:p/>
        </draw:path>
        <draw:path draw:style-name="gr3" draw:text-style-name="P3" draw:layer="layout" svg:width="0.306cm" svg:height="0.433cm" svg:x="7.27cm" svg:y="6.766cm" svg:viewBox="0 0 307 434" svg:d="M307 434l-129-8-178-426 149 37 100 127zM199 403l77 5-51-230-90-114-87-21z">
          <text:p/>
        </draw:path>
        <draw:polygon draw:style-name="gr3" draw:text-style-name="P3" draw:layer="layout" svg:width="0.06cm" svg:height="0.637cm" svg:x="7.688cm" svg:y="7.364cm" svg:viewBox="0 0 61 638" draw:points="0,0 61,0 61,638 0,638">
          <text:p/>
        </draw:polygon>
        <draw:polygon draw:style-name="gr3" draw:text-style-name="P3" draw:layer="layout" svg:width="0.221cm" svg:height="0.372cm" svg:x="5.712cm" svg:y="6.343cm" svg:viewBox="0 0 222 373" draw:points="164,373 169,294 169,159 111,48 53,48 53,360 0,360 0,0 146,0 222,148 222,310">
          <text:p/>
        </draw:polygon>
        <draw:polygon draw:style-name="gr3" draw:text-style-name="P3" draw:layer="layout" svg:width="0.221cm" svg:height="0.375cm" svg:x="5.712cm" svg:y="8.65cm" svg:viewBox="0 0 222 376" draw:points="146,376 0,376 0,13 53,13 53,328 111,328 169,214 169,79 164,0 222,64 222,225">
          <text:p/>
        </draw:polygon>
        <draw:polygon draw:style-name="gr3" draw:text-style-name="P3" draw:layer="layout" svg:width="3.901cm" svg:height="2.213cm" svg:x="1.844cm" svg:y="6.576cm" svg:viewBox="0 0 3902 2214" draw:points="3902,2161 1037,2161 233,2034 87,1780 53,1106 87,434 233,180 1037,53 3902,53 3902,0 1035,0 198,130 37,418 0,1106 0,1106 37,1796 198,2085 1029,2214 3902,2214">
          <text:p/>
        </draw:polygon>
        <draw:polygon draw:style-name="gr3" draw:text-style-name="P3" draw:layer="layout" svg:width="1.835cm" svg:height="2.213cm" svg:x="5.895cm" svg:y="6.576cm" svg:viewBox="0 0 1836 2214" draw:points="1801,746 1725,402 1558,159 1100,0 0,0 0,53 1090,53 1526,204 1674,423 1751,751 1783,1106 1751,1460 1674,1791 1526,2011 1090,2161 0,2161 0,2214 1100,2214 1558,2053 1725,1812 1801,1471 1836,1106">
          <text:p/>
        </draw:polygon>
        <draw:polygon draw:style-name="gr2" draw:text-style-name="P2" draw:layer="layout" svg:width="5.835cm" svg:height="2.626cm" svg:x="1.868cm" svg:y="0.291cm" svg:viewBox="0 0 5836 2627" draw:points="5836,1307 5802,947 5725,611 5566,381 5119,225 4048,225 4045,124 3974,0 3868,0 3868,225 1008,225 190,355 37,624 0,1307 37,1987 190,2259 1008,2389 3871,2389 3868,2627 3974,2627 4037,2487 4037,2389 5119,2389 5566,2230 5725,2000 5802,1664">
          <text:p/>
        </draw:polygon>
        <draw:path draw:style-name="gr3" draw:text-style-name="P3" draw:layer="layout" svg:width="0.849cm" svg:height="1.467cm" svg:x="2.55cm" svg:y="0.865cm" svg:viewBox="0 0 850 1468" svg:d="M77 1468l-50-291-27-441 27-445 50-291 773 111-37 625 37 621zM53 294l-26 439 26 439 45 265 723-106-35-595 35-601-723-106z">
          <text:p/>
        </draw:path>
        <draw:path draw:style-name="gr3" draw:text-style-name="P3" draw:layer="layout" svg:width="0.835cm" svg:height="1.676cm" svg:x="5.27cm" svg:y="0.762cm" svg:viewBox="0 0 836 1677" svg:d="M725 1677l-725-188 45-650-45-651 725-188 82 476 29 363-29 362zM27 1468l674 175 77-450 29-360-29-357-77-447-674 175 42 629z">
          <text:p/>
        </draw:path>
        <draw:path draw:style-name="gr3" draw:text-style-name="P3" draw:layer="layout" svg:width="1.269cm" svg:height="0.264cm" svg:x="4.495cm" svg:y="2.325cm" svg:viewBox="0 0 1270 265" svg:d="M140 265l-140-265 751 51 519 206zM45 30l111 209 979-8-392-156z">
          <text:p/>
        </draw:path>
        <draw:path draw:style-name="gr3" draw:text-style-name="P3" draw:layer="layout" svg:width="1.248cm" svg:height="0.274cm" svg:x="3.217cm" svg:y="2.323cm" svg:viewBox="0 0 1249 275" svg:d="M463 275l-463-29v-77l434-169h722l93 270zM27 219l436 30 749-6-77-217h-701l-410 162v31z">
          <text:p/>
        </draw:path>
        <draw:path draw:style-name="gr3" draw:text-style-name="P3" draw:layer="layout" svg:width="1.269cm" svg:height="0.264cm" svg:x="4.495cm" svg:y="0.608cm" svg:viewBox="0 0 1270 265" svg:d="M0 265l140-265 1130 8-521 209zM156 27l-111 209 696-45 391-156z">
          <text:p/>
        </draw:path>
        <draw:path draw:style-name="gr3" draw:text-style-name="P3" draw:layer="layout" svg:width="1.247cm" svg:height="0.271cm" svg:x="3.215cm" svg:y="0.606cm" svg:viewBox="0 0 1248 272" svg:d="M1156 272h-728l-428-166v-77l463-29 785 5zM436 246h701l77-217-749-5-436 29v34z">
          <text:p/>
        </draw:path>
        <draw:path draw:style-name="gr3" draw:text-style-name="P3" draw:layer="layout" svg:width="0.306cm" svg:height="0.433cm" svg:x="7.273cm" svg:y="2.077cm" svg:viewBox="0 0 307 434" svg:d="M0 434l177-426 130-8-61 272-98 125zM196 34l-151 363 87-22 90-113 51-230h-77z">
          <text:p/>
        </draw:path>
        <draw:path draw:style-name="gr3" draw:text-style-name="P3" draw:layer="layout" svg:width="0.306cm" svg:height="0.432cm" svg:x="7.27cm" svg:y="0.683cm" svg:viewBox="0 0 307 433" svg:d="M307 433l-129-8-178-425 149 37 100 127zM199 402l77 5-51-230-90-114-87-21z">
          <text:p/>
        </draw:path>
        <draw:polygon draw:style-name="gr3" draw:text-style-name="P3" draw:layer="layout" svg:width="0.06cm" svg:height="0.637cm" svg:x="7.688cm" svg:y="1.28cm" svg:viewBox="0 0 61 638" draw:points="0,0 61,0 61,638 0,638">
          <text:p/>
        </draw:polygon>
        <draw:polygon draw:style-name="gr3" draw:text-style-name="P3" draw:layer="layout" svg:width="0.221cm" svg:height="0.372cm" svg:x="5.712cm" svg:y="0.259cm" svg:viewBox="0 0 222 373" draw:points="164,373 169,294 169,159 111,48 53,48 53,360 0,360 0,0 146,0 222,148 222,310">
          <text:p/>
        </draw:polygon>
        <draw:polygon draw:style-name="gr3" draw:text-style-name="P3" draw:layer="layout" svg:width="0.221cm" svg:height="0.375cm" svg:x="5.712cm" svg:y="2.566cm" svg:viewBox="0 0 222 376" draw:points="146,376 0,376 0,13 53,13 53,328 111,328 169,215 169,80 164,0 222,64 222,225">
          <text:p/>
        </draw:polygon>
        <draw:polygon draw:style-name="gr3" draw:text-style-name="P3" draw:layer="layout" svg:width="3.901cm" svg:height="2.213cm" svg:x="1.844cm" svg:y="0.492cm" svg:viewBox="0 0 3902 2214" draw:points="3902,2162 1037,2162 233,2035 87,1781 53,1106 87,434 233,180 1037,53 3902,53 3902,0 1035,0 198,130 37,418 0,1106 0,1106 37,1796 198,2085 1029,2214 3902,2214">
          <text:p/>
        </draw:polygon>
        <draw:polygon draw:style-name="gr3" draw:text-style-name="P3" draw:layer="layout" svg:width="1.835cm" svg:height="2.213cm" svg:x="5.895cm" svg:y="0.492cm" svg:viewBox="0 0 1836 2214" draw:points="1801,746 1725,402 1558,159 1100,0 0,0 0,53 1090,53 1526,204 1674,423 1751,751 1783,1106 1751,1460 1674,1791 1526,2011 1090,2162 0,2162 0,2214 1100,2214 1558,2053 1725,1812 1801,1471 1836,1106">
          <text:p/>
        </draw:polygon>
        <draw:path draw:style-name="gr4" draw:text-style-name="P4" draw:layer="layout" svg:width="0.28cm" svg:height="0.28cm" svg:x="18.066cm" svg:y="4.508cm" svg:viewBox="0 0 281 281" svg:d="M281 140c0 25-7 48-19 70-12 21-30 39-51 52-22 12-46 19-70 19-25 0-49-7-70-19-22-13-40-31-52-52-13-22-19-45-19-70 0-24 7-49 19-70 13-21 30-39 52-51 21-12 45-19 70-19 24 0 48 7 70 19 21 12 39 30 51 51s19 46 19 70z">
          <text:p/>
        </draw:path>
        <draw:polygon draw:style-name="gr4" draw:text-style-name="P4" draw:layer="layout" svg:width="12.462cm" svg:height="8.766cm" svg:x="5.823cm" svg:y="0.259cm" svg:viewBox="0 0 12463 8767" draw:points="0,0 3104,1072 6202,2167 12392,4360 12463,4384 12392,4408 6202,6600 3104,7695 0,8767 3088,7645 6183,6550 12376,4360 12376,4408 6183,2217 3088,1122">
          <text:p/>
        </draw:polygon>
        <draw:polygon draw:style-name="gr4" draw:text-style-name="P4" draw:layer="layout" svg:width="0.015cm" svg:height="0.264cm" svg:x="7.768cm" svg:y="0.952cm" svg:viewBox="0 0 16 265" draw:points="8,0 16,265 0,265">
          <text:p/>
        </draw:polygon>
        <draw:polygon draw:style-name="gr4" draw:text-style-name="P4" draw:layer="layout" svg:width="0.039cm" svg:height="0.264cm" svg:x="7.757cm" svg:y="1.349cm" svg:viewBox="0 0 40 265" draw:points="32,0 40,265 0,265 5,0">
          <text:p/>
        </draw:polygon>
        <draw:path draw:style-name="gr4" draw:text-style-name="P4" draw:layer="layout" svg:width="0.052cm" svg:height="0.264cm" svg:x="7.749cm" svg:y="1.746cm" svg:viewBox="0 0 53 265" svg:d="M51 0v132c2 45 2 88 2 133h-53v-265z">
          <text:p/>
        </draw:path>
        <draw:polygon draw:style-name="gr4" draw:text-style-name="P4" draw:layer="layout" svg:width="0.052cm" svg:height="0.263cm" svg:x="7.749cm" svg:y="2.143cm" svg:viewBox="0 0 53 264" draw:points="0,0 53,0 53,264 0,264">
          <text:p/>
        </draw:polygon>
        <draw:polygon draw:style-name="gr4" draw:text-style-name="P4" draw:layer="layout" svg:width="0.052cm" svg:height="0.263cm" svg:x="7.749cm" svg:y="2.54cm" svg:viewBox="0 0 53 264" draw:points="0,0 53,0 53,264 0,264">
          <text:p/>
        </draw:polygon>
        <draw:polygon draw:style-name="gr4" draw:text-style-name="P4" draw:layer="layout" svg:width="0.052cm" svg:height="0.263cm" svg:x="7.749cm" svg:y="2.937cm" svg:viewBox="0 0 53 264" draw:points="0,0 53,0 53,264 0,264">
          <text:p/>
        </draw:polygon>
        <draw:polygon draw:style-name="gr4" draw:text-style-name="P4" draw:layer="layout" svg:width="0.052cm" svg:height="0.264cm" svg:x="7.749cm" svg:y="3.333cm" svg:viewBox="0 0 53 265" draw:points="0,0 53,0 53,265 0,265">
          <text:p/>
        </draw:polygon>
        <draw:polygon draw:style-name="gr4" draw:text-style-name="P4" draw:layer="layout" svg:width="0.052cm" svg:height="0.264cm" svg:x="7.749cm" svg:y="3.73cm" svg:viewBox="0 0 53 265" draw:points="0,0 53,0 53,265 0,265">
          <text:p/>
        </draw:polygon>
        <draw:polygon draw:style-name="gr4" draw:text-style-name="P4" draw:layer="layout" svg:width="0.052cm" svg:height="0.264cm" svg:x="7.749cm" svg:y="4.127cm" svg:viewBox="0 0 53 265" draw:points="0,0 53,0 53,265 0,265">
          <text:p/>
        </draw:polygon>
        <draw:polygon draw:style-name="gr4" draw:text-style-name="P4" draw:layer="layout" svg:width="0.052cm" svg:height="0.264cm" svg:x="7.749cm" svg:y="4.524cm" svg:viewBox="0 0 53 265" draw:points="0,0 53,0 53,265 0,265">
          <text:p/>
        </draw:polygon>
        <draw:polygon draw:style-name="gr4" draw:text-style-name="P4" draw:layer="layout" svg:width="0.052cm" svg:height="0.263cm" svg:x="7.749cm" svg:y="4.92cm" svg:viewBox="0 0 53 264" draw:points="0,0 53,0 53,264 0,264">
          <text:p/>
        </draw:polygon>
        <draw:polygon draw:style-name="gr4" draw:text-style-name="P4" draw:layer="layout" svg:width="0.052cm" svg:height="0.263cm" svg:x="7.749cm" svg:y="5.317cm" svg:viewBox="0 0 53 264" draw:points="0,0 53,0 53,264 0,264">
          <text:p/>
        </draw:polygon>
        <draw:polygon draw:style-name="gr4" draw:text-style-name="P4" draw:layer="layout" svg:width="0.052cm" svg:height="0.264cm" svg:x="7.749cm" svg:y="5.713cm" svg:viewBox="0 0 53 265" draw:points="0,0 53,0 53,265 0,265">
          <text:p/>
        </draw:polygon>
        <draw:polygon draw:style-name="gr4" draw:text-style-name="P4" draw:layer="layout" svg:width="0.052cm" svg:height="0.264cm" svg:x="7.749cm" svg:y="6.11cm" svg:viewBox="0 0 53 265" draw:points="0,0 53,0 53,265 0,265">
          <text:p/>
        </draw:polygon>
        <draw:polygon draw:style-name="gr4" draw:text-style-name="P4" draw:layer="layout" svg:width="0.052cm" svg:height="0.264cm" svg:x="7.749cm" svg:y="6.507cm" svg:viewBox="0 0 53 265" draw:points="0,0 53,0 53,265 0,265">
          <text:p/>
        </draw:polygon>
        <draw:polygon draw:style-name="gr4" draw:text-style-name="P4" draw:layer="layout" svg:width="0.052cm" svg:height="0.264cm" svg:x="7.749cm" svg:y="6.904cm" svg:viewBox="0 0 53 265" draw:points="0,0 53,0 53,265 0,265">
          <text:p/>
        </draw:polygon>
        <draw:path draw:style-name="gr4" draw:text-style-name="P4" draw:layer="layout" svg:width="0.051cm" svg:height="0.263cm" svg:x="7.75cm" svg:y="7.301cm" svg:viewBox="0 0 52 264" svg:d="M52 0v264h-47v-132c-6-45-6-87-3-132z">
          <text:p/>
        </draw:path>
        <draw:polygon draw:style-name="gr4" draw:text-style-name="P4" draw:layer="layout" svg:width="0.036cm" svg:height="0.263cm" svg:x="7.757cm" svg:y="7.698cm" svg:viewBox="0 0 37 264" draw:points="37,0 29,264 8,264 0,0">
          <text:p/>
        </draw:polygon>
        <draw:polygon draw:style-name="gr4" draw:text-style-name="P4" draw:layer="layout" svg:width="0.015cm" svg:height="0.238cm" svg:x="7.768cm" svg:y="8.094cm" svg:viewBox="0 0 16 239" draw:points="16,0 8,239 0,0">
          <text:p/>
        </draw:polygon>
        <draw:path draw:style-name="gr2" draw:text-style-name="P2" draw:layer="layout" svg:width="0.269cm" svg:height="5.263cm" svg:x="19.135cm" svg:y="4.008cm" svg:viewBox="0 0 270 5264" svg:d="M0 5264v-5230c0 0 16-34 135-34s135 34 135 34v5230z">
          <text:p/>
        </draw:path>
        <draw:path draw:style-name="gr3" draw:text-style-name="P3" draw:layer="layout" svg:width="0.295cm" svg:height="5.276cm" svg:x="19.122cm" svg:y="3.995cm" svg:viewBox="0 0 296 5277" svg:d="M296 5277h-26v-5224c-5-6-32-27-122-27s-116 19-121 27v5224h-27v-5232c0-11 26-45 148-45 121 0 143 34 148 42z">
          <text:p/>
        </draw:path>
        <draw:polygon draw:style-name="gr2" draw:text-style-name="P2" draw:layer="layout" svg:width="1.372cm" svg:height="0.407cm" svg:x="18.207cm" svg:y="4.439cm" svg:viewBox="0 0 1373 408" draw:points="0,238 16,302 47,342 82,352 148,352 150,384 185,405 1373,408 1373,3 193,0 166,11 150,64 71,69 21,98 0,164">
          <text:p/>
        </draw:polygon>
        <draw:path draw:style-name="gr3" draw:text-style-name="P3" draw:layer="layout" svg:width="1.272cm" svg:height="0.457cm" svg:x="18.336cm" svg:y="4.415cm" svg:viewBox="0 0 1273 458" svg:d="M1273 458h-1207c-37 0-66-29-66-66v-325c0-37 29-67 66-67h1207zM66 53c-5 0-13 8-13 14v325c0 5 8 13 13 13h1154v-352z">
          <text:p/>
        </draw:path>
        <draw:path draw:style-name="gr3" draw:text-style-name="P3" draw:layer="layout" svg:width="0.179cm" svg:height="0.34cm" svg:x="18.183cm" svg:y="4.463cm" svg:viewBox="0 0 180 341" svg:d="M106 341c-11 0-35-2-59-23-31-30-47-77-47-149 0-166 108-169 108-169h72v53h-72c0 0-55 4-55 116 0 111 16 96 29 106 10 11 24 11 24 11h74v53h-72c0 2 0 2 0 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19cm" fo:page-height="9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2-16T15:06:04.660000000</dc:date>
    <dc:creator>Cezary Dołęga</dc:creator>
    <meta:editing-duration>PT25S</meta:editing-duration>
    <meta:editing-cycles>1</meta:editing-cycles>
    <meta:document-statistic meta:object-count="76"/>
    <meta:generator>LibreOffice/24.8.4.2$Windows_X86_64 LibreOffice_project/bb3cfa12c7b1bf994ecc5649a80400d06cd71002</meta:generator>
  </office:meta>
</office:document-meta>
</file>